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fdfbfc"/>
    </style:style>
    <style:style style:name="T3" style:family="text">
      <style:text-properties fo:color="#fdfbfc" fo:font-size="28.000000000000000pt"/>
    </style:style>
    <style:style style:name="T4" style:family="text">
      <style:text-properties fo:color="#fdfbfc" fo:font-size="36.000000000000000pt"/>
    </style:style>
    <style:style style:name="T5" style:family="text">
      <style:text-properties fo:color="#fdfbfc" fo:font-size="24.000000000000000pt"/>
    </style:style>
    <style:style style:name="T6" style:family="text">
      <style:text-properties fo:color="#fdfbfc" fo:font-size="26.000000000000000pt"/>
    </style:style>
    <style:style style:name="T7" style:family="text">
      <style:text-properties fo:color="#fdfbfc" fo:font-size="20.000000000000000pt"/>
    </style:style>
    <style:style style:name="T8" style:family="text">
      <style:text-properties fo:color="#fdfbfc" fo:font-size="18.000000000000000pt"/>
    </style:style>
    <style:style style:name="T9" style:family="text">
      <style:text-properties fo:color="#fdfbfc" fo:font-size="22.000000000000000pt"/>
    </style:style>
    <style:style style:name="T10" style:family="text">
      <style:text-properties fo:font-size="18.000000000000000pt"/>
    </style:style>
    <style:style style:name="T11" style:family="text">
      <style:text-properties fo:color="#fdfbfc" fo:font-size="14.000000000000000pt"/>
    </style:style>
    <style:style style:name="T12" style:family="text">
      <style:text-properties fo:font-size="14.000000000000000pt"/>
    </style:style>
    <style:style style:name="T13" style:family="text">
      <style:text-properties fo:color="#fdfbfc" fo:font-family="Arial" fo:font-size="36.000000000000000pt" style:font-family-generic="roman" style:font-pitch="variable"/>
    </style:style>
    <style:style style:name="T14" style:family="text">
      <style:text-properties fo:color="#fdfbfc" fo:font-family="Arial" fo:font-size="26.000000000000000pt" fo:font-weight="normal" style:font-family-generic="roman" style:font-pitch="variable"/>
    </style:style>
    <style:style style:name="P6" style:parent-style-name="Standard" style:family="paragraph"/>
    <style:style style:name="P7" style:parent-style-name="Title" style:family="paragraph"/>
    <style:style style:name="P8" style:family="paragraph">
      <style:paragraph-properties fo:padding-top="0.000000000000000pt"/>
      <style:text-properties fo:font-family="Sans Serif" fo:font-size="12.000000000000000pt" style:font-family-generic="roman" style:font-pitch="variable"/>
    </style:style>
    <style:style style:name="P9" style:family="paragraph">
      <style:paragraph-properties fo:margin-left="60.000000000000000pt"/>
    </style:style>
    <style:style style:name="P10" style:family="paragraph"/>
    <style:style style:name="P11" style:family="paragraph">
      <style:paragraph-properties fo:text-align="center"/>
    </style:style>
    <style:style style:name="P12" style:family="paragraph">
      <style:paragraph-properties fo:margin-left="0.000000000000000pt"/>
      <style:text-properties fo:font-family="Sans Serif" fo:font-size="12.000000000000000pt" style:font-family-generic="roman" style:font-pitch="variable"/>
    </style:style>
    <style:style style:name="P13" style:family="paragraph">
      <style:text-properties fo:font-family="Sans Serif" fo:font-size="12.000000000000000pt" style:font-family-generic="roman" style:font-pitch="variable"/>
    </style:style>
    <style:style style:name="P14" style:family="paragraph">
      <style:text-properties fo:color="#fdfbfc" fo:font-size="26.000000000000000pt"/>
    </style:style>
    <style:style style:name="P15" style:family="paragraph">
      <style:text-properties fo:color="#fdfbfc" fo:font-size="20.000000000000000pt"/>
    </style:style>
    <style:style style:name="P16" style:family="paragraph">
      <style:paragraph-properties fo:text-align="center"/>
      <style:text-properties fo:font-family="Sans Serif" fo:font-size="12.000000000000000pt" style:font-family-generic="roman" style:font-pitch="variable"/>
    </style:style>
    <style:style style:name="P17" style:family="paragraph">
      <style:text-properties fo:background-color="#eeeeee" fo:font-family="Consolas,Menlo,Deja Vu Sans Mono,Bitstream Vera Sans Mono,monospace" fo:font-style="normal" fo:font-variant="normal" fo:font-weight="100" fo:text-transform="none" style:font-family-generic="roman" style:font-pitch="fixed"/>
    </style:style>
    <style:style style:name="gr4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5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6" style:family="graphic">
      <style:graphic-properties draw:fill="none" draw:stroke="none" fo:margin="0.0000000000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3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3" style:display-name="L3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31" style:display-name="L3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4" style:display-name="L4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5" style:display-name="L5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6" style:display-name="L6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61" style:display-name="L6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71" style:display-name="L7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15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06" draw:id="shape-406" draw:layer="layout" svg:width="650.83577316800pt" svg:height="446.50682257705pt" svg:x="103.18100000000pt" svg:y="136.91400000000pt" presentation:class="outline">
          <draw:text-box>
            <text:p text:style-name="P6"/>
            <text:p text:style-name="P6"><text:span text:style-name="T2">Introducción al desarrollo de aplicaciones web con MongoDB y Flask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3">10/10/2014 - A Coruña - XIII Xornadas Libres</text:span></text:p>
          </draw:text-box>
          <draw:glue-point draw:id="4" svg:x="0.50000000000pt" svg:y="0.50000000000pt" draw:align="center"/>
        </draw:frame>
        <draw:frame draw:style-name="gr4" xml:id="shape-407" draw:id="shape-407" draw:layer="layout" svg:width="650.83577316800pt" svg:height="89.29149327000pt" svg:x="103.18100000000pt" svg:y="23.81110000000pt" presentation:class="title">
          <draw:text-box>
            <text:p text:style-name="P7"><text:span text:style-name="T4">Taller de iniciación al desarrollo</text:span></text:p>
            <text:p text:style-name="P7"><text:span text:style-name="T4"><text:s/>Web usando MongoDB y Flask</text:span></text:p>
          </draw:text-box>
          <draw:glue-point draw:id="4" svg:x="0.50000000000pt" svg:y="0.50000000000pt" draw:align="center"/>
        </draw:frame>
        <presentation:notes>
          <draw:frame presentation:style-name="pr1" xml:id="shape-408" draw:id="shape-40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09" draw:id="shape-409" draw:layer="" svg:width="420.88891811840pt" svg:height="315.63834208300pt" svg:x="87.16550000000pt" svg:y="63.97810000000pt" presentation:class="page" draw:page-number="1"/>
          <draw:frame draw:style-name="gr6" xml:id="shape-410" draw:id="shape-410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5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11" draw:id="shape-411" draw:layer="layout" svg:width="650.83577316800pt" svg:height="441.13811556529pt" svg:x="102.55921263058pt" svg:y="135.63614683631pt" presentation:class="outline">
          <draw:text-box>
            <text:p text:style-name="P9"/>
            <text:p text:style-name="P9"><text:span text:style-name="T5">Ignacio Serantes</text:span></text:p>
            <text:p text:style-name="P9"><text:span text:style-name="T5"><text:tab/>gpul@aynoa.net</text:span></text:p>
            <text:p text:style-name="P9"><text:span text:style-name="T5"><text:tab/>iserantes@kde-espana.org</text:span></text:p>
            <text:p text:style-name="P10"/>
            <text:list text:style-name="L1" xml:id="list-2e22ff0d-ded9-4233-be03-0e5b385c3398">
              <text:list-item>
                <text:p text:style-name="P10"><text:span text:style-name="T5">Analista/programador senior especializado en software ERP</text:span></text:p>
                <text:p text:style-name="P10"/>
              </text:list-item>
              <text:list-item>
                <text:p text:style-name="P10"><text:span text:style-name="T5">Miembro de KDE-España y colaborador de KDE</text:span></text:p>
              </text:list-item>
              <text:list-item>
                <text:p text:style-name="P10"><text:span text:style-name="T5">Miembro de GPUL</text:span></text:p>
                <text:p text:style-name="P10"/>
              </text:list-item>
              <text:list-item>
                <text:p text:style-name="P10"><text:span text:style-name="T5">Estoy certificado como MongoDB DBA y Developer por la MongoDB University</text:span></text:p>
              </text:list-item>
            </text:list>
          </draw:text-box>
          <draw:glue-point draw:id="4" svg:x="0.50000000000pt" svg:y="0.50000000000pt" draw:align="center"/>
        </draw:frame>
        <draw:frame draw:style-name="gr4" xml:id="shape-412" draw:id="shape-412" draw:layer="measurelines" svg:width="650.83577316800pt" svg:height="89.29149327000pt" svg:x="103.18100000000pt" svg:y="23.81110000000pt" presentation:class="title">
          <draw:text-box>
            <text:p text:style-name="P11"><text:span text:style-name="T4">Acerca de mi</text:span></text:p>
          </draw:text-box>
          <draw:glue-point draw:id="4" svg:x="0.50000000000pt" svg:y="0.50000000000pt" draw:align="center"/>
        </draw:frame>
        <presentation:notes>
          <draw:frame presentation:style-name="pr1" xml:id="shape-413" draw:id="shape-413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14" draw:id="shape-414" draw:layer="" svg:width="420.88891811840pt" svg:height="315.63834208300pt" svg:x="87.16550000000pt" svg:y="63.97810000000pt" presentation:class="page" draw:page-number="2"/>
          <draw:frame draw:style-name="gr6" xml:id="shape-415" draw:id="shape-41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3" draw:id="page3" xml:id="page3" draw:master-page-name="Default25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16" draw:id="shape-416" draw:layer="measurelines" svg:width="650.83577316800pt" svg:height="89.29149327000pt" svg:x="103.18100000000pt" svg:y="23.81110000000pt" presentation:class="title">
          <draw:text-box>
            <text:p text:style-name="P11"><text:span text:style-name="T4">Objetivos del Taller</text:span></text:p>
          </draw:text-box>
          <draw:glue-point draw:id="4" svg:x="0.50000000000pt" svg:y="0.50000000000pt" draw:align="center"/>
        </draw:frame>
        <draw:frame draw:style-name="gr4" xml:id="shape-417" draw:id="shape-417" draw:layer="measurelines" svg:width="668.72361752962pt" svg:height="450.76802778852pt" svg:x="114.46060058181pt" svg:y="133.91016725098pt">
          <draw:text-box>
            <text:p text:style-name="P10"/>
            <text:p text:style-name="P10"><text:span text:style-name="T6">Se pretenden conseguir los siguientes objetivos:</text:span></text:p>
            <text:p text:style-name="P10"/>
            <text:list text:style-name="L1" xml:id="list-c884a7c7-5d2b-4e7a-b4a3-d2a0d469d4c8">
              <text:list-item>
                <text:p text:style-name="P6"><text:span text:style-name="T6">Aprender qué es MongoDB, aprender a instalarlo y saber manejarlo en la vertiente de datos</text:span></text:p>
                <text:p text:style-name="P6"/>
              </text:list-item>
              <text:list-item>
                <text:p text:style-name="P6"><text:span text:style-name="T6">Aprender qué es Flask, aprender a instalarlo y saber como comenzar una aplicación Web usando Flask</text:span></text:p>
                <text:p text:style-name="P6"/>
              </text:list-item>
              <text:list-item>
                <text:p text:style-name="P6"><text:span text:style-name="T6">Adquirir los conocimientos suficientes para utilizar tanto MongoDB como Flask en un proyecto Web propio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18" draw:id="shape-41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19" draw:id="shape-419" draw:layer="" svg:width="420.88891811840pt" svg:height="315.63834208300pt" svg:x="87.16550000000pt" svg:y="63.97810000000pt" presentation:class="page" draw:page-number="3"/>
          <draw:frame draw:style-name="gr6" xml:id="shape-420" draw:id="shape-420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26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21" draw:id="shape-421" draw:layer="measurelines" svg:width="650.83577316800pt" svg:height="89.29149327000pt" svg:x="103.18100000000pt" svg:y="23.81110000000pt" presentation:class="title">
          <draw:text-box>
            <text:p text:style-name="P11"><text:span text:style-name="T4">Pero el taller no valdrá para todo</text:span></text:p>
          </draw:text-box>
          <draw:glue-point draw:id="4" svg:x="0.50000000000pt" svg:y="0.50000000000pt" draw:align="center"/>
        </draw:frame>
        <draw:frame draw:style-name="gr4" xml:id="shape-422" draw:id="shape-422" draw:layer="measurelines" svg:width="668.72361752962pt" svg:height="450.76802778852pt" svg:x="114.46060058181pt" svg:y="133.91016725098pt">
          <draw:text-box>
            <text:p text:style-name="P10"/>
            <text:p text:style-name="P10"><text:span text:style-name="T6">No se pretende que este taller sirva para:</text:span></text:p>
            <text:p text:style-name="P10"/>
            <text:list text:style-name="L1" xml:id="list-fc0470be-b9df-44eb-9088-38c22013640c">
              <text:list-item>
                <text:p text:style-name="P10"><text:span text:style-name="T6">Cubrir ningún aspecto de DBA de MongoDB</text:span></text:p>
                <text:p text:style-name="P10"/>
              </text:list-item>
              <text:list-item>
                <text:p text:style-name="P10"><text:span text:style-name="T6">Enseñar a programar ni lo que es una base de datos</text:span></text:p>
                <text:p text:style-name="P10"/>
              </text:list-item>
              <text:list-item>
                <text:p text:style-name="P10"><text:span text:style-name="T6">Entrar en aspectos avanzados de MongoDB, Python o Flask</text:span></text:p>
                <text:p text:style-name="P10"/>
              </text:list-item>
              <text:list-item>
                <text:p text:style-name="P10"><text:span text:style-name="T6">Enseñar a contruir un Instagram en 1 semana, a ser posible con una mano atada a la espald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23" draw:id="shape-423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24" draw:id="shape-424" draw:layer="" svg:width="420.88891811840pt" svg:height="315.63834208300pt" svg:x="87.16550000000pt" svg:y="63.97810000000pt" presentation:class="page" draw:page-number="4"/>
          <draw:frame draw:style-name="gr6" xml:id="shape-425" draw:id="shape-42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5" draw:id="page5" xml:id="page5" draw:master-page-name="Default2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26" draw:id="shape-426" draw:layer="measurelines" svg:width="650.83577316800pt" svg:height="89.29149327000pt" svg:x="103.18100000000pt" svg:y="23.81110000000pt" presentation:class="title">
          <draw:text-box>
            <text:p text:style-name="P11"><text:span text:style-name="T4">Agenda</text:span></text:p>
          </draw:text-box>
          <draw:glue-point draw:id="4" svg:x="0.50000000000pt" svg:y="0.50000000000pt" draw:align="center"/>
        </draw:frame>
        <draw:frame draw:style-name="gr4" xml:id="shape-427" draw:id="shape-427" draw:layer="measurelines" svg:width="668.72361752962pt" svg:height="450.76802778852pt" svg:x="114.46060058181pt" svg:y="133.91016725098pt">
          <draw:text-box>
            <text:list text:style-name="L1" xml:id="list-f08d0dd7-8c15-46d6-9a1c-88ff35925210">
              <text:list-header>
                <text:p text:style-name="P10"/>
              </text:list-header>
              <text:list-item>
                <text:p text:style-name="P10"><text:span text:style-name="T6">MongoDB: instalación, manejo de Mongo Shell y SCRUD</text:span></text:p>
                <text:p text:style-name="P10"/>
              </text:list-item>
              <text:list-item>
                <text:p text:style-name="P10"><text:span text:style-name="T6">Flask: introducción, instalación y puesta en marcha</text:span></text:p>
                <text:p text:style-name="P10"/>
              </text:list-item>
              <text:list-item>
                <text:p text:style-name="P10"><text:span text:style-name="T6">Ejercicios sobre una pequeña aplicación web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28" draw:id="shape-42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29" draw:id="shape-429" draw:layer="" svg:width="420.88891811840pt" svg:height="315.63834208300pt" svg:x="87.16550000000pt" svg:y="63.97810000000pt" presentation:class="page" draw:page-number="5"/>
          <draw:frame draw:style-name="gr6" xml:id="shape-430" draw:id="shape-430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6" draw:id="page6" xml:id="page6" draw:master-page-name="Default7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31" draw:id="shape-431" draw:layer="measurelines" svg:width="650.83577316800pt" svg:height="89.29149327000pt" svg:x="103.18100000000pt" svg:y="23.81110000000pt" presentation:class="title">
          <draw:text-box>
            <text:p text:style-name="P11"><text:span text:style-name="T6">MongoDB: instalación, manejo de Mongo Shell y primeros pasos en el manejo de datos</text:span></text:p>
          </draw:text-box>
          <draw:glue-point draw:id="4" svg:x="0.50000000000pt" svg:y="0.50000000000pt" draw:align="center"/>
        </draw:frame>
        <draw:frame draw:style-name="gr4" xml:id="shape-432" draw:id="shape-432" draw:layer="measurelines" svg:width="668.72361752962pt" svg:height="450.76802778852pt" svg:x="114.46060058181pt" svg:y="133.91016725098pt">
          <draw:text-box>
            <text:p text:style-name="P6"><text:span text:style-name="T5">Los apartados que vamos a tratar son los siguientes:</text:span></text:p>
            <text:p text:style-name="P12"/>
            <text:list text:style-name="L2" xml:id="list-e746bbd8-77ff-48e2-81f8-fd859f26e4d2">
              <text:list-item>
                <text:p text:style-name="P12"><text:span text:style-name="T7">Introducción: ¿qué es MongoDB?, ¿qué no es MongoDB? y ¿cuando se debería usar MongoDB en vez de una RDBMS?</text:span></text:p>
                <text:p text:style-name="P12"/>
              </text:list-item>
              <text:list-item>
                <text:p text:style-name="P12"><text:span text:style-name="T7">Instalación y arranque de MongoDB</text:span></text:p>
                <text:p text:style-name="P12"/>
              </text:list-item>
              <text:list-item>
                <text:p text:style-name="P12"><text:span text:style-name="T7">Uso de MongoShell</text:span></text:p>
                <text:p text:style-name="P12"/>
              </text:list-item>
              <text:list-item>
                <text:p text:style-name="P12"><text:span text:style-name="T7">Json/Bson</text:span></text:p>
                <text:p text:style-name="P12"/>
              </text:list-item>
              <text:list-item>
                <text:p text:style-name="P12"><text:span text:style-name="T7">SCRUD en MongoDB</text:span></text:p>
                <text:p text:style-name="P12"/>
              </text:list-item>
              <text:list-item>
                <text:p text:style-name="P12"><text:span text:style-name="T7">Índices: sí, también los hay en MongoDB</text:span></text:p>
                <text:p text:style-name="P12"/>
              </text:list-item>
              <text:list-item>
                <text:p text:style-name="P12"><text:span text:style-name="T7">Aggregation Framework</text:span></text:p>
                <text:p text:style-name="P12"/>
              </text:list-item>
              <text:list-item>
                <text:p text:style-name="P12"><text:span text:style-name="T7">Pymongo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33" draw:id="shape-433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34" draw:id="shape-434" draw:layer="" svg:width="420.88891811840pt" svg:height="315.63834208300pt" svg:x="87.16550000000pt" svg:y="63.97810000000pt" presentation:class="page" draw:page-number="6"/>
          <draw:frame draw:style-name="gr6" xml:id="shape-435" draw:id="shape-43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7" draw:id="page7" xml:id="page7" draw:master-page-name="Default7" draw:style-name="dp3">
        <draw:layer-set>
          <draw:layer draw:name=""/>
        </draw:layer-set>
        <draw:frame draw:style-name="gr4" xml:id="shape-436" draw:id="shape-436" draw:layer="" svg:width="650.83577316800pt" svg:height="89.29149327000pt" svg:x="103.18100000000pt" svg:y="23.81110000000pt" presentation:class="title">
          <draw:text-box>
            <text:p text:style-name="P11"><text:span text:style-name="T6">Ficheros del Taller</text:span></text:p>
          </draw:text-box>
          <draw:glue-point draw:id="4" svg:x="0.50000000000pt" svg:y="0.50000000000pt" draw:align="center"/>
        </draw:frame>
        <draw:frame draw:style-name="gr4" xml:id="shape-437" draw:id="shape-437" draw:layer="" svg:width="668.72361752962pt" svg:height="450.76802778852pt" svg:x="114.46060058181pt" svg:y="133.91016725098pt">
          <draw:text-box>
            <text:p text:style-name="P10"><text:span text:style-name="T5">Descargar el siguiente fichero y descomprimirlo en una carpeta de vuestro home:</text:span></text:p>
            <text:p text:style-name="P12"/>
            <text:list text:style-name="L2" xml:id="list-679f213d-7f6a-4051-9006-114e48c00d19">
              <text:list-item>
                <text:p text:style-name="P12"><text:span text:style-name="T7">https://dl.dropboxusercontent.com/u/1111731/taller.tar.gz</text:span></text:p>
                <text:p text:style-name="P12"/>
                <text:p text:style-name="P12"/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438" draw:id="shape-43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5" xml:id="shape-439" draw:id="shape-439" draw:layer="" svg:width="396.28000000000pt" svg:height="296.96000000000pt" svg:x="108.00000000000pt" svg:y="60.18000000000pt" presentation:class="page" draw:page-number="7"/>
        </presentation:notes>
      </draw:page>
      <draw:page draw:name="Slide 7" draw:id="page8" xml:id="page8" draw:master-page-name="Default14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40" draw:id="shape-440" draw:layer="measurelines" svg:width="650.83577316800pt" svg:height="89.29149327000pt" svg:x="104.09082132744pt" svg:y="22.90127867256pt" presentation:class="title">
          <draw:text-box>
            <text:p text:style-name="P11"><text:span text:style-name="T6">Instalación y arranque de MongoDB</text:span></text:p>
          </draw:text-box>
          <draw:glue-point draw:id="4" svg:x="0.50000000000pt" svg:y="0.50000000000pt" draw:align="center"/>
        </draw:frame>
        <draw:frame draw:style-name="gr4" xml:id="shape-441" draw:id="shape-441" draw:layer="measurelines" svg:width="668.72361752962pt" svg:height="450.76802778852pt" svg:x="114.46060058181pt" svg:y="133.91016725098pt">
          <draw:text-box>
            <text:p text:style-name="P10"><text:span text:style-name="T5">Posibilidades:</text:span></text:p>
            <text:p text:style-name="P12"/>
            <text:list text:style-name="L3" xml:id="list-da15ef21-4027-45bc-9212-fd0efe0f86a7">
              <text:list-item>
                <text:p text:style-name="P12"><text:span text:style-name="T7">Vía paquete rpm o deb:</text:span></text:p>
                <text:p text:style-name="P12"/>
              </text:list-item>
              <text:list-item>
                <text:list text:style-name="L3" xml:id="list-7f0d850f-d070-44a5-abfc-9cf6874ff653">
                  <text:list-item>
                    <text:list text:style-name="L3" xml:id="list-a9cefc96-3a72-4010-9d4e-8addeef944c2">
                      <text:list-item>
                        <text:p text:style-name="P12"><text:span text:style-name="T7">apt-get install mongodb</text:span></text:p>
                      </text:list-item>
                      <text:list-item>
                        <text:p text:style-name="P12"><text:span text:style-name="T7">zypper install mongodb</text:span></text:p>
                      </text:list-item>
                      <text:list-item>
                        <text:p text:style-name="P12"><text:span text:style-name="T7">arrancamos el programa según distro</text:span></text:p>
                        <text:p text:style-name="P12"/>
                        <text:p text:style-name="P12"/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Vía descarga desde http://www.mongodb.org</text:span></text:p>
                <text:p text:style-name="P12"/>
              </text:list-item>
            </text:list>
            <text:list text:style-name="L3" xml:id="list-821d789c-a266-466b-810a-1c67b05a0266">
              <text:list-item>
                <text:list text:style-name="L3" xml:id="list-1e16306f-2830-4bc2-8110-aae4dd01079b">
                  <text:list-item>
                    <text:list text:style-name="L3" xml:id="list-505d0f65-14c9-4d81-b23e-50ac25fde390">
                      <text:list-item>
                        <text:p text:style-name="P12"><text:span text:style-name="T7">http://www.mongodb.org/downloads</text:span></text:p>
                      </text:list-item>
                      <text:list-item>
                        <text:p text:style-name="P12"><text:span text:style-name="T7">Descargamos mongodb-linux-x86_64-2.6.4.tgz</text:span></text:p>
                      </text:list-item>
                      <text:list-item>
                        <text:p text:style-name="P12"><text:span text:style-name="T7">tar xvzf mongodb-linux-x86_64-2.6.4.tgz</text:span></text:p>
                      </text:list-item>
                      <text:list-item>
                        <text:p text:style-name="P12"><text:span text:style-name="T7">mv mongodb-linux-x86_64-2.6.4 mongodb</text:span></text:p>
                      </text:list-item>
                      <text:list-item>
                        <text:p text:style-name="P12"><text:span text:style-name="T7">cd mongodb</text:span></text:p>
                      </text:list-item>
                      <text:list-item>
                        <text:p text:style-name="P12"><text:span text:style-name="T7">mkdir data log</text:span></text:p>
                      </text:list-item>
                      <text:list-item>
                        <text:p text:style-name="P12"><text:span text:style-name="T7">arrancamos el programa</text:span></text:p>
                      </text:list-item>
                      <text:list-item>
                        <text:list text:style-name="L31" xml:id="list-3652639f-76f9-4148-8001-efbb3df8f023">
                          <text:list-item>
                            <text:p text:style-name="P12"><text:span text:style-name="T8">bin/mongod --fork --dbpath data --logpath log/mongodb.lo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</draw:text-box>
          <draw:glue-point draw:id="4" svg:x="0.50000000000pt" svg:y="0.50000000000pt" draw:align="center"/>
        </draw:frame>
        <presentation:notes>
          <draw:frame presentation:style-name="pr1" xml:id="shape-442" draw:id="shape-44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43" draw:id="shape-443" draw:layer="" svg:width="420.88891811840pt" svg:height="315.63834208300pt" svg:x="87.16550000000pt" svg:y="63.97810000000pt" presentation:class="page" draw:page-number="8"/>
          <draw:frame draw:style-name="gr6" xml:id="shape-444" draw:id="shape-444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9" draw:id="page9" xml:id="page9" draw:master-page-name="Default4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45" draw:id="shape-445" draw:layer="measurelines" svg:width="650.83577316800pt" svg:height="89.29149327000pt" svg:x="103.18100000000pt" svg:y="23.81110000000pt" presentation:class="title">
          <draw:text-box>
            <text:p text:style-name="P11"><text:span text:style-name="T4">mongoshell, json ybson</text:span></text:p>
          </draw:text-box>
          <draw:glue-point draw:id="4" svg:x="0.50000000000pt" svg:y="0.50000000000pt" draw:align="center"/>
        </draw:frame>
        <draw:frame draw:style-name="gr4" xml:id="shape-446" draw:id="shape-446" draw:layer="measurelines" svg:width="668.72361752962pt" svg:height="450.76802778852pt" svg:x="114.46060058181pt" svg:y="133.91016725098pt">
          <draw:text-box>
            <text:p text:style-name="P10"><text:span text:style-name="T6">MongoShell:</text:span></text:p>
            <text:list text:style-name="L4" xml:id="list-c1339f7d-a20c-42c0-b9d4-7791043ed392">
              <text:list-item>
                <text:p text:style-name="P10"><text:span text:style-name="T6">bin/mongo o directamente mongo</text:span></text:p>
              </text:list-item>
              <text:list-item>
                <text:p text:style-name="P10"><text:span text:style-name="T6">soporta javascript</text:span></text:p>
              </text:list-item>
              <text:list-item>
                <text:list text:style-name="L4" xml:id="list-e3917468-ad0d-492d-9be4-e250716f5444">
                  <text:list-item>
                    <text:list text:style-name="L4" xml:id="list-14d2d8a4-98a4-437f-abf9-06fde7fce154">
                      <text:list-item>
                        <text:p text:style-name="P10"><text:span text:style-name="T6">a=1; if (a=1) {print('parece javascript')};</text:span></text:p>
                      </text:list-item>
                    </text:list>
                  </text:list-item>
                </text:list>
              </text:list-item>
              <text:list-item>
                <text:p text:style-name="P14">help</text:p>
              </text:list-item>
              <text:list-item>
                <text:p text:style-name="P14">show dbs</text:p>
              </text:list-item>
              <text:list-item>
                <text:p text:style-name="P14">show collections</text:p>
              </text:list-item>
              <text:list-item>
                <text:p text:style-name="P14">use &lt;database&gt;</text:p>
                <text:p text:style-name="P14"/>
              </text:list-item>
            </text:list>
            <text:p text:style-name="P10"><text:span text:style-name="T6">Json (Javascript Object Notation):<text:s/></text:span></text:p>
            <text:list text:style-name="L5" xml:id="list-aaa35fc9-b303-4013-89f7-a7f66e8797eb">
              <text:list-item>
                <text:p text:style-name="P10"><text:span text:style-name="T6">http://www.json.org</text:span></text:p>
                <text:p text:style-name="P10"/>
              </text:list-item>
            </text:list>
            <text:p text:style-name="P10"><text:span text:style-name="T6">Bson (Binary Json)</text:span></text:p>
            <text:list text:style-name="L5" xml:id="list-2c7efdc0-fba2-49f7-8205-4965779ad56b">
              <text:list-item>
                <text:p text:style-name="P10"><text:span text:style-name="T6">http://bsonspec.org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47" draw:id="shape-447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48" draw:id="shape-448" draw:layer="" svg:width="420.88891811840pt" svg:height="315.63834208300pt" svg:x="87.16550000000pt" svg:y="63.97810000000pt" presentation:class="page" draw:page-number="9"/>
          <draw:frame draw:style-name="gr6" xml:id="shape-449" draw:id="shape-44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10" draw:id="page10" xml:id="page10" draw:master-page-name="Default4" draw:style-name="dp3">
        <draw:layer-set>
          <draw:layer draw:name=""/>
        </draw:layer-set>
        <draw:frame draw:style-name="gr4" xml:id="shape-450" draw:id="shape-450" draw:layer="" svg:width="650.83577316800pt" svg:height="89.29149327000pt" svg:x="103.18100000000pt" svg:y="23.81110000000pt" presentation:class="title">
          <draw:text-box>
            <text:p text:style-name="P11"><text:span text:style-name="T4">Datos de trabajo</text:span></text:p>
          </draw:text-box>
          <draw:glue-point draw:id="4" svg:x="0.50000000000pt" svg:y="0.50000000000pt" draw:align="center"/>
        </draw:frame>
        <draw:frame draw:style-name="gr4" xml:id="shape-451" draw:id="shape-451" draw:layer="" svg:width="668.72361752962pt" svg:height="450.76802778852pt" svg:x="114.46060058181pt" svg:y="133.91016725098pt">
          <draw:text-box>
            <text:p text:style-name="P10"><text:span text:style-name="T6">Para importar los datos de trabajo necesitamos ejecutar el siguiente comando:</text:span></text:p>
            <text:p text:style-name="P10"/>
            <text:p text:style-name="P10"><text:span text:style-name="T9">mongoimport --db taller -c scrobbles --drop &lt; taller_scrobbles.json<text:s/></text:span></text:p>
            <text:list text:style-name="L5" xml:id="list-bc37e2b6-4f90-439b-97b3-3ce35f317db5">
              <text:list-header>
                <text:p text:style-name="P10"/>
              </text:list-header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452" draw:id="shape-4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5" xml:id="shape-453" draw:id="shape-453" draw:layer="" svg:width="396.28000000000pt" svg:height="296.96000000000pt" svg:x="108.00000000000pt" svg:y="60.18000000000pt" presentation:class="page" draw:page-number="10"/>
        </presentation:notes>
      </draw:page>
      <draw:page draw:name="page11" calligra:name="Slide 9" draw:id="page11" xml:id="page11" draw:master-page-name="Default1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54" draw:id="shape-454" draw:layer="measurelines" svg:width="650.83577316800pt" svg:height="89.29149327000pt" svg:x="103.18100000000pt" svg:y="23.81110000000pt" presentation:class="title">
          <draw:text-box>
            <text:p text:style-name="P11"><text:span text:style-name="T4">SCRUD</text:span></text:p>
          </draw:text-box>
          <draw:glue-point draw:id="4" svg:x="0.50000000000pt" svg:y="0.50000000000pt" draw:align="center"/>
        </draw:frame>
        <draw:frame draw:style-name="gr4" xml:id="shape-455" draw:id="shape-455" draw:layer="measurelines" svg:width="668.72361752962pt" svg:height="450.76802778852pt" svg:x="114.46060058181pt" svg:y="133.91016725098pt">
          <draw:text-box>
            <text:p text:style-name="P10"><text:span text:style-name="T6">SCRUD (Search, Create, Read, Update, Delete):</text:span></text:p>
            <text:list text:style-name="L5" xml:id="list-3cb303e8-d2c2-4e07-a656-0be83e051e4b">
              <text:list-item>
                <text:p text:style-name="P10"><text:span text:style-name="T9">insert</text:span></text:p>
              </text:list-item>
              <text:list-item>
                <text:p text:style-name="P10"><text:span text:style-name="T9">find y findOne</text:span></text:p>
              </text:list-item>
              <text:list-item>
                <text:p text:style-name="P10"><text:span text:style-name="T9">$gt, $lt, $regex, $exists, $type, $or, $and, $in, $all, etc...</text:span></text:p>
              </text:list-item>
              <text:list-item>
                <text:p text:style-name="P10"><text:span text:style-name="T9">Dot notation</text:span></text:p>
              </text:list-item>
              <text:list-item>
                <text:p text:style-name="P10"><text:span text:style-name="T9">Counting</text:span></text:p>
                <text:p text:style-name="P10"/>
              </text:list-item>
              <text:list-item>
                <text:p text:style-name="P10"><text:span text:style-name="T9">Update</text:span></text:p>
              </text:list-item>
              <text:list-item>
                <text:p text:style-name="P10"><text:span text:style-name="T9">$set and $unset</text:span></text:p>
              </text:list-item>
              <text:list-item>
                <text:p text:style-name="P10"><text:span text:style-name="T9">$push, $pop, $pull, $pushAll, $pullAll and $addToSet</text:span></text:p>
                <text:p text:style-name="P10"/>
              </text:list-item>
              <text:list-item>
                <text:p text:style-name="P10"><text:span text:style-name="T9">Upserts</text:span></text:p>
              </text:list-item>
              <text:list-item>
                <text:p text:style-name="P10"><text:span text:style-name="T9">Multiupdate</text:span></text:p>
              </text:list-item>
              <text:list-item>
                <text:p text:style-name="P10"><text:span text:style-name="T9">Delete dat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56" draw:id="shape-45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57" draw:id="shape-457" draw:layer="" svg:width="420.88891811840pt" svg:height="315.63834208300pt" svg:x="87.16550000000pt" svg:y="63.97810000000pt" presentation:class="page" draw:page-number="11"/>
          <draw:frame draw:style-name="gr6" xml:id="shape-458" draw:id="shape-45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12" draw:id="page12" xml:id="page12" draw:master-page-name="Default17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59" draw:id="shape-459" draw:layer="measurelines" svg:width="650.83577316800pt" svg:height="89.29149327000pt" svg:x="103.18100000000pt" svg:y="23.81110000000pt" presentation:class="title">
          <draw:text-box>
            <text:p text:style-name="P11"><text:span text:style-name="T4">Índices</text:span></text:p>
          </draw:text-box>
          <draw:glue-point draw:id="4" svg:x="0.50000000000pt" svg:y="0.50000000000pt" draw:align="center"/>
        </draw:frame>
        <draw:frame draw:style-name="gr4" xml:id="shape-460" draw:id="shape-460" draw:layer="measurelines" svg:width="668.72361752962pt" svg:height="450.76802778852pt" svg:x="114.46060058181pt" svg:y="133.91016725098pt">
          <draw:text-box>
            <text:p text:style-name="P10"><text:span text:style-name="T6">Pues claro que los hay y son tan útiles como en una RDB</text:span></text:p>
            <text:p text:style-name="P10"/>
            <text:list text:style-name="L6" xml:id="list-3d93d75d-d146-4c13-945c-e5d057695aa1">
              <text:list-item>
                <text:p text:style-name="P10"><text:span text:style-name="T6">db.collection.getIndexes()</text:span></text:p>
                <text:p text:style-name="P10"/>
              </text:list-item>
              <text:list-item>
                <text:p text:style-name="P10"><text:span text:style-name="T6">db.collection.ensureIndex({keys}, {options})</text:span></text:p>
              </text:list-item>
              <text:list-item>
                <text:list text:style-name="L6" xml:id="list-aba47cfd-7443-4d0a-bcde-8989ff6773e2">
                  <text:list-item>
                    <text:list text:style-name="L6" xml:id="list-1da5d0d6-984e-43ce-879f-abcf6fb97003">
                      <text:list-item>
                        <text:list text:style-name="L6" xml:id="list-bafddc80-1ca4-4143-9701-04da8a216bc2">
                          <text:list-item>
                            <text:p text:style-name="P10"><text:span text:style-name="T6">unique y dropDups</text:span></text:p>
                          </text:list-item>
                          <text:list-item>
                            <text:p text:style-name="P10"><text:span text:style-name="T6">sparse</text:span></text:p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db.collection.dropIndex("name")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61" draw:id="shape-461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62" draw:id="shape-462" draw:layer="" svg:width="420.88891811840pt" svg:height="315.63834208300pt" svg:x="87.16550000000pt" svg:y="63.97810000000pt" presentation:class="page" draw:page-number="12"/>
          <draw:frame draw:style-name="gr6" xml:id="shape-463" draw:id="shape-463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13" draw:id="page13" xml:id="page13" draw:master-page-name="Default20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64" draw:id="shape-464" draw:layer="measurelines" svg:width="650.83577316800pt" svg:height="89.29149327000pt" svg:x="103.18100000000pt" svg:y="23.81110000000pt" presentation:class="title">
          <draw:text-box>
            <text:p text:style-name="P11"><text:span text:style-name="T4">Agregation framework</text:span></text:p>
          </draw:text-box>
          <draw:glue-point draw:id="4" svg:x="0.50000000000pt" svg:y="0.50000000000pt" draw:align="center"/>
        </draw:frame>
        <draw:frame draw:style-name="gr4" xml:id="shape-465" draw:id="shape-465" draw:layer="measurelines" svg:width="668.72361752962pt" svg:height="450.76802778852pt" svg:x="114.46060058181pt" svg:y="133.91016725098pt">
          <draw:text-box>
            <text:list text:style-name="L61" xml:id="list-8ae0d44e-c756-40c4-afb9-61273b343288">
              <text:list-item>
                <text:p text:style-name="P10"><text:span text:style-name="T6">Sirve para procesar los datos obtenidos que equivale a las claúsulas de SQL WHERE, JOIN, GROUP BY, etc.</text:span></text:p>
                <text:p text:style-name="P10"/>
              </text:list-item>
              <text:list-item>
                <text:p text:style-name="P10"><text:span text:style-name="T6">Funciona como un pipeline</text:span></text:p>
                <text:p text:style-name="P10"/>
              </text:list-item>
              <text:list-item>
                <text:p text:style-name="P10"><text:span text:style-name="T6">Cada elemento del pipeline se llama stage:</text:span></text:p>
              </text:list-item>
              <text:list-item>
                <text:list text:style-name="L61" xml:id="list-dbb1d5a1-fd78-4ac2-b4df-def3893f8929">
                  <text:list-item>
                    <text:list text:style-name="L61" xml:id="list-f7e39e26-ba98-4253-a0a8-edd84785733a">
                      <text:list-item>
                        <text:p text:style-name="P10"><text:span text:style-name="T7">$match</text:span></text:p>
                      </text:list-item>
                      <text:list-item>
                        <text:p text:style-name="P10"><text:span text:style-name="T7">$group<text:s/></text:span></text:p>
                      </text:list-item>
                      <text:list-item>
                        <text:p text:style-name="P10"><text:span text:style-name="T7">$sort<text:s/></text:span></text:p>
                      </text:list-item>
                      <text:list-item>
                        <text:p text:style-name="P10"><text:span text:style-name="T7">$project</text:span></text:p>
                      </text:list-item>
                      <text:list-item>
                        <text:p text:style-name="P10"><text:span text:style-name="T7">$unwind</text:span></text:p>
                      </text:list-item>
                      <text:list-item>
                        <text:p text:style-name="P10"><text:span text:style-name="T7">$skip, $limit</text:span></text:p>
                      </text:list-item>
                      <text:list-item>
                        <text:p text:style-name="P10"><text:span text:style-name="T7">$redact, $out, $geoNear</text:span></text:p>
                        <text:p text:style-name="P10"/>
                        <text:p text:style-name="P10"/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66" draw:id="shape-46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67" draw:id="shape-467" draw:layer="" svg:width="420.88891811840pt" svg:height="315.63834208300pt" svg:x="87.16550000000pt" svg:y="63.97810000000pt" presentation:class="page" draw:page-number="13"/>
          <draw:frame draw:style-name="gr6" xml:id="shape-468" draw:id="shape-46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12" draw:id="page14" xml:id="page14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69" draw:id="shape-469" draw:layer="measurelines" svg:width="650.83577316800pt" svg:height="89.29149327000pt" svg:x="103.18100000000pt" svg:y="23.81110000000pt" presentation:class="title">
          <draw:text-box>
            <text:p text:style-name="P11"><text:span text:style-name="T4">Ejercicios</text:span></text:p>
          </draw:text-box>
          <draw:glue-point draw:id="4" svg:x="0.50000000000pt" svg:y="0.50000000000pt" draw:align="center"/>
        </draw:frame>
        <draw:frame draw:style-name="gr4" xml:id="shape-470" draw:id="shape-470" draw:layer="measurelines" svg:width="668.72361752962pt" svg:height="450.76802778852pt" svg:x="114.46060058181pt" svg:y="133.91016725098pt">
          <draw:text-box>
            <text:p text:style-name="P10"><text:span text:style-name="T8">Previo:</text:span></text:p>
            <text:list text:style-name="L7" xml:id="list-26e201d5-f9a0-4385-a067-e8a939f2277d">
              <text:list-item>
                <text:p text:style-name="P10"><text:span text:style-name="T8">mongoimport --db taller -c scrobbles --drop &lt; taller_scrobbles.json</text:span></text:p>
              </text:list-item>
            </text:list>
            <text:p text:style-name="P15"/>
            <text:p text:style-name="P15"><text:span text:style-name="T10">Notas:</text:span></text:p>
            <text:list text:style-name="L1" xml:id="list-4df838d6-98fd-4455-8790-1e6778dbf66d">
              <text:list-item>
                <text:p text:style-name="P10"><text:span text:style-name="T11">Ojo que no todos los documentos son scrobbles y que puede haber documentos con errores.</text:span></text:p>
              </text:list-item>
              <text:list-item>
                <text:p text:style-name="P15"><text:span text:style-name="T12">El resultado debe tener al menos una key llamada "Veces" que mostrará el número de scrobbles existentes, otras keys se indicarán en cada ejercí­cio.</text:span></text:p>
              </text:list-item>
              <text:list-item>
                <text:p text:style-name="P15"><text:span text:style-name="T12">La ordenación debe ser siempre descendente, es decir, en primer lugar se mostrarán los resultados con mayor número de veces</text:span></text:p>
              </text:list-item>
            </text:list>
            <text:p text:style-name="P15"/>
            <text:p text:style-name="P15"><text:span text:style-name="T10">Ejercicio 1: Los 10 artistas más escuchados, (Artista).</text:span></text:p>
            <text:p text:style-name="P15"><text:span text:style-name="T10">Ejercicio 2: Las 10 anciones más escuchadas de la artista "아이유 (IU)", (Título)</text:span></text:p>
            <text:p text:style-name="P15"><text:span text:style-name="T10">Ejercicio 3: Los 10 álbumes más escuchados, (Título y Artistas (del álbum))</text:span></text:p>
            <text:p text:style-name="P15"><text:span text:style-name="T10">Ejercicio 4: Las 10 canciones más escuchadas del álbum "Agent Cooper", (Título)</text:span></text:p>
            <text:p text:style-name="P15"><text:span text:style-name="T10">Ejercicio 5: Los 10 géneros más escuchados, (Género)</text:span></text:p>
            <text:p text:style-name="P15"><text:span text:style-name="T10">Ejercicio 6: Las 10 canciones más escuchadas del género "Indie", (Título yArtistas)</text:span></text:p>
            <text:p text:style-name="P15"><text:span text:style-name="T10">Ejercicio 7: Los 10 títulos más escuchados, (Título y Artistas)</text:span></text:p>
            <text:p text:style-name="P15"><text:span text:style-name="T10">Ejercicio 8: Cuantas veces he escuchado la canción "A Hat", (Título y Artistas)</text:span></text:p>
            <text:p text:style-name="P15"/>
            <text:p text:style-name="P15"/>
            <text:p text:style-name="P15"/>
            <text:list text:style-name="L1" xml:id="list-3c997aca-edd1-4f5c-ac03-74efac6db13a">
              <text:list-header>
                <text:p text:style-name="P10"/>
              </text:list-header>
            </text:list>
            <text:p text:style-name="P15"/>
            <text:p text:style-name="P15"/>
            <text:p text:style-name="P15"/>
          </draw:text-box>
          <draw:glue-point draw:id="4" svg:x="0.50000000000pt" svg:y="0.50000000000pt" draw:align="center"/>
        </draw:frame>
        <presentation:notes>
          <draw:frame presentation:style-name="pr1" xml:id="shape-471" draw:id="shape-471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72" draw:id="shape-472" draw:layer="" svg:width="420.88891811840pt" svg:height="315.63834208300pt" svg:x="87.16550000000pt" svg:y="63.97810000000pt" presentation:class="page" draw:page-number="14"/>
          <draw:frame draw:style-name="gr6" xml:id="shape-473" draw:id="shape-473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13" draw:id="page15" xml:id="page15" draw:master-page-name="Default18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74" draw:id="shape-474" draw:layer="measurelines" svg:width="650.83577316800pt" svg:height="89.29149327000pt" svg:x="103.18100000000pt" svg:y="23.81110000000pt" presentation:class="title">
          <draw:text-box>
            <text:p text:style-name="P11"><text:span text:style-name="T4">Pymongo</text:span></text:p>
          </draw:text-box>
          <draw:glue-point draw:id="4" svg:x="0.50000000000pt" svg:y="0.50000000000pt" draw:align="center"/>
        </draw:frame>
        <draw:frame draw:style-name="gr4" xml:id="shape-475" draw:id="shape-475" draw:layer="measurelines" svg:width="668.72361752962pt" svg:height="450.76802778852pt" svg:x="114.46060058181pt" svg:y="133.91016725098pt">
          <draw:text-box>
            <text:list text:style-name="L61" xml:id="list-24a48b22-e656-4f31-8f09-8238c02293b4">
              <text:list-item>
                <text:p text:style-name="P10"><text:span text:style-name="T6">Pymongo es una librería de Python que permite comunicarse de forma nativa con MongoDB.</text:span></text:p>
                <text:p text:style-name="P10"/>
              </text:list-item>
              <text:list-item>
                <text:p text:style-name="P10"><text:span text:style-name="T6">Instalación:</text:span></text:p>
              </text:list-item>
              <text:list-item>
                <text:list text:style-name="L61" xml:id="list-c316e3af-cbd7-4462-b4bd-4c18d1a562a1">
                  <text:list-item>
                    <text:list text:style-name="L61" xml:id="list-1e62d75b-181a-4710-b25f-42401b11463e">
                      <text:list-item>
                        <text:p text:style-name="P10"><text:span text:style-name="T6">rpm, deb</text:span></text:p>
                      </text:list-item>
                      <text:list-item>
                        <text:p text:style-name="P10"><text:span text:style-name="T6">pip</text:span></text:p>
                      </text:list-item>
                      <text:list-item>
                        <text:p text:style-name="P10"><text:span text:style-name="T6">easy_install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Usando VirtualEnv:</text:span></text:p>
              </text:list-item>
            </text:list>
            <text:list text:style-name="L61" xml:id="list-df4288cb-ef70-4e8b-b5f9-353b9e674c45">
              <text:list-item>
                <text:list text:style-name="L61" xml:id="list-b42e5ddb-1ede-4781-a58f-4b36d1801970">
                  <text:list-item>
                    <text:list text:style-name="L61" xml:id="list-8304fd4d-8e63-4463-97d6-122ce52cd3e2">
                      <text:list-item>
                        <text:p text:style-name="P10"><text:span text:style-name="T9">virtualenv venv (ojo con la version)</text:span></text:p>
                      </text:list-item>
                      <text:list-item>
                        <text:p text:style-name="P10"><text:span text:style-name="T9">. venv/bin/activate</text:span></text:p>
                      </text:list-item>
                      <text:list-item>
                        <text:p text:style-name="P10"><text:span text:style-name="T9">pip install pymongo</text:span></text:p>
                      </text:list-item>
                    </text:list>
                  </text:list-item>
                </text:list>
              </text:list-item>
            </text:list>
            <text:p text:style-name="P10"/>
            <text:list text:style-name="L61" xml:id="list-5ce8b7db-d74b-4be9-86f8-044ec34f3d66">
              <text:list-header>
                <text:list text:style-name="L61" xml:id="list-cd61f38d-4f9e-48df-8e5d-4ba4e8680eb8">
                  <text:list-header>
                    <text:list text:style-name="L61" xml:id="list-0d887497-44e8-4370-8e63-9d5d093f85f2">
                      <text:list-header>
                        <text:p text:style-name="P10"/>
                      </text:list-header>
                      <text:list-header>
                        <text:p text:style-name="P10"/>
                      </text:list-header>
                      <text:list-header>
                        <text:p text:style-name="P10"/>
                      </text:list-header>
                    </text:list>
                  </text:list-header>
                </text:list>
              </text:list-header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76" draw:id="shape-47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77" draw:id="shape-477" draw:layer="" svg:width="420.88891811840pt" svg:height="315.63834208300pt" svg:x="87.16550000000pt" svg:y="63.97810000000pt" presentation:class="page" draw:page-number="15"/>
          <draw:frame draw:style-name="gr6" xml:id="shape-478" draw:id="shape-47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16" calligra:name="Slide 7" draw:id="page16" xml:id="page16" draw:master-page-name="Default10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79" draw:id="shape-479" draw:layer="measurelines" svg:width="650.83577316800pt" svg:height="89.29149327000pt" svg:x="103.18100000000pt" svg:y="23.81110000000pt" presentation:class="title">
          <draw:text-box>
            <text:p text:style-name="P11"><text:span text:style-name="T6">Flask: introducción, instalación y puesta en marcha</text:span></text:p>
          </draw:text-box>
          <draw:glue-point draw:id="4" svg:x="0.50000000000pt" svg:y="0.50000000000pt" draw:align="center"/>
        </draw:frame>
        <draw:frame draw:style-name="gr4" xml:id="shape-480" draw:id="shape-480" draw:layer="measurelines" svg:width="668.72361752962pt" svg:height="450.76802778852pt" svg:x="114.46060058181pt" svg:y="133.91016725098pt">
          <draw:text-box>
            <text:p text:style-name="P10"><text:span text:style-name="T5">Los apartados que vamos a tratar son los siguientes:</text:span></text:p>
            <text:p text:style-name="P12"/>
            <text:list text:style-name="L1" xml:id="list-a9306381-c5cf-4f1b-99e1-cd28c6e6a00a">
              <text:list-item>
                <text:p text:style-name="P12"><text:span text:style-name="T7">Introducción: ¿qué es Flask?, ¿qué no es Flask? y ¿cuando se debería usar Flask en vez de otros frameworks?</text:span></text:p>
                <text:p text:style-name="P12"/>
              </text:list-item>
              <text:list-item>
                <text:p text:style-name="P12"><text:span text:style-name="T7">Instalación de Flask</text:span></text:p>
              </text:list-item>
            </text:list>
            <text:p text:style-name="P12"/>
            <text:list text:style-name="L1" xml:id="list-9835c0e0-7e07-4fd8-963d-393ec10a0486">
              <text:list-item>
                <text:p text:style-name="P12"><text:span text:style-name="T7">Inicio de un proyecto</text:span></text:p>
                <text:p text:style-name="P12"/>
              </text:list-item>
              <text:list-item>
                <text:p text:style-name="P12"><text:span text:style-name="T7">Hola Mundo!</text:span></text:p>
              </text:list-item>
            </text:list>
            <text:p text:style-name="P12"/>
            <text:list text:style-name="L1" xml:id="list-0bc671e0-f3a0-4ea7-982d-9f99ef611baf">
              <text:list-header>
                <text:p text:style-name="P12"/>
              </text:list-header>
              <text:list-header>
                <text:p text:style-name="P12"/>
              </text:list-header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81" draw:id="shape-481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82" draw:id="shape-482" draw:layer="" svg:width="420.88891811840pt" svg:height="315.63834208300pt" svg:x="87.16550000000pt" svg:y="63.97810000000pt" presentation:class="page" draw:page-number="16"/>
          <draw:frame draw:style-name="gr6" xml:id="shape-483" draw:id="shape-483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17" draw:id="page17" xml:id="page17" draw:master-page-name="Default24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84" draw:id="shape-484" draw:layer="measurelines" svg:width="650.83577316800pt" svg:height="89.29149327000pt" svg:x="103.18100000000pt" svg:y="23.81110000000pt" presentation:class="title">
          <draw:text-box>
            <text:p text:style-name="P16"><text:span text:style-name="T13">Instalación de Flask e<text:s/></text:span></text:p>
            <text:p text:style-name="P16"><text:span text:style-name="T13">inicio de un proyecto</text:span></text:p>
          </draw:text-box>
          <draw:glue-point draw:id="4" svg:x="0.50000000000pt" svg:y="0.50000000000pt" draw:align="center"/>
        </draw:frame>
        <draw:frame draw:style-name="gr4" xml:id="shape-485" draw:id="shape-485" draw:layer="measurelines" svg:width="668.72361752962pt" svg:height="450.76802778852pt" svg:x="114.46060058181pt" svg:y="133.91016725098pt">
          <draw:text-box>
            <text:list text:style-name="L71" xml:id="list-5ae499f0-ebe4-4882-9b11-c87963464643">
              <text:list-item>
                <text:p text:style-name="P10"><text:span text:style-name="T6">Requerido: VirtualEnv</text:span></text:p>
                <text:p text:style-name="P10"/>
              </text:list-item>
              <text:list-item>
                <text:p text:style-name="P10"><text:span text:style-name="T6">Inicio de un proyecto</text:span></text:p>
              </text:list-item>
              <text:list-item>
                <text:list text:style-name="L71" xml:id="list-3510929c-c021-46cd-b7a2-6a20be602c67">
                  <text:list-item>
                    <text:list text:style-name="L71" xml:id="list-c1eb1e07-736d-41f7-82a7-50255e422b91">
                      <text:list-item>
                        <text:p text:style-name="P10"><text:span text:style-name="T9">mkdir taller</text:span></text:p>
                      </text:list-item>
                      <text:list-item>
                        <text:p text:style-name="P10"><text:span text:style-name="T9">cd taller</text:span></text:p>
                      </text:list-item>
                      <text:list-item>
                        <text:p text:style-name="P10"><text:span text:style-name="T9">virtualenv venv (ojo con la versión)</text:span></text:p>
                      </text:list-item>
                      <text:list-item>
                        <text:p text:style-name="P10"><text:span text:style-name="T9">. venv/bin/activate</text:span></text:p>
                      </text:list-item>
                      <text:list-item>
                        <text:p text:style-name="P10"><text:span text:style-name="T9">pip install Flask</text:span></text:p>
                      </text:list-item>
                      <text:list-item>
                        <text:p text:style-name="P10"><text:span text:style-name="T9">pip install pymongo (si no lo tenemos de antes)</text:span></text:p>
                      </text:list-item>
                    </text:list>
                  </text:list-item>
                </text:list>
              </text:list-item>
            </text:list>
            <text:p text:style-name="P10"/>
            <text:list text:style-name="L71" xml:id="list-bf28dc5b-502c-48e6-ae29-908840d2b2ef">
              <text:list-header>
                <text:p text:style-name="P10"/>
              </text:list-header>
            </text:list>
          </draw:text-box>
          <draw:glue-point draw:id="4" svg:x="0.50000000000pt" svg:y="0.50000000000pt" draw:align="center"/>
        </draw:frame>
        <presentation:notes>
          <draw:frame presentation:style-name="pr1" xml:id="shape-486" draw:id="shape-48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87" draw:id="shape-487" draw:layer="" svg:width="420.88891811840pt" svg:height="315.63834208300pt" svg:x="87.16550000000pt" svg:y="63.97810000000pt" presentation:class="page" draw:page-number="17"/>
          <draw:frame draw:style-name="gr6" xml:id="shape-488" draw:id="shape-48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16" draw:id="page18" xml:id="page18" draw:master-page-name="Default12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89" draw:id="shape-489" draw:layer="measurelines" svg:width="650.83577316800pt" svg:height="89.29149327000pt" svg:x="103.18100000000pt" svg:y="23.81110000000pt" presentation:class="title">
          <draw:text-box>
            <text:p text:style-name="P11"><text:span text:style-name="T4">Hola mundo!</text:span></text:p>
          </draw:text-box>
          <draw:glue-point draw:id="4" svg:x="0.50000000000pt" svg:y="0.50000000000pt" draw:align="center"/>
        </draw:frame>
        <draw:frame draw:style-name="gr4" xml:id="shape-490" draw:id="shape-490" draw:layer="measurelines" svg:width="668.72361752962pt" svg:height="450.76802778852pt" svg:x="114.46060058181pt" svg:y="133.91016725098pt">
          <draw:text-box>
            <text:p text:style-name="P17"><text:span text:style-name="T14">from flask import Flask</text:span></text:p>
            <text:p text:style-name="P14">app = Flask(__name__)</text:p>
            <text:p text:style-name="P14"/>
            <text:p text:style-name="P14">@app.route("/")</text:p>
            <text:p text:style-name="P14">def hello():</text:p>
            <text:p text:style-name="P14"><text:s text:c="4"/>return "Hola mundo!"</text:p>
            <text:p text:style-name="P14"/>
            <text:p text:style-name="P14">if __name__ == "__main__":</text:p>
            <text:p text:style-name="P14"><text:s text:c="4"/>app.run()</text:p>
          </draw:text-box>
          <draw:glue-point draw:id="4" svg:x="0.50000000000pt" svg:y="0.50000000000pt" draw:align="center"/>
        </draw:frame>
        <presentation:notes>
          <draw:frame presentation:style-name="pr1" xml:id="shape-491" draw:id="shape-491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92" draw:id="shape-492" draw:layer="" svg:width="420.88891811840pt" svg:height="315.63834208300pt" svg:x="87.16550000000pt" svg:y="63.97810000000pt" presentation:class="page" draw:page-number="18"/>
          <draw:frame draw:style-name="gr6" xml:id="shape-493" draw:id="shape-493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19" draw:id="page19" xml:id="page19" draw:master-page-name="Default8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94" draw:id="shape-494" draw:layer="measurelines" svg:width="650.83577316800pt" svg:height="89.29149327000pt" svg:x="103.18100000000pt" svg:y="23.81110000000pt" presentation:class="title">
          <draw:text-box>
            <text:p text:style-name="P11"><text:span text:style-name="T4">Ejercicios</text:span></text:p>
          </draw:text-box>
          <draw:glue-point draw:id="4" svg:x="0.50000000000pt" svg:y="0.50000000000pt" draw:align="center"/>
        </draw:frame>
        <draw:frame draw:style-name="gr4" xml:id="shape-495" draw:id="shape-495" draw:layer="measurelines" svg:width="668.72361752962pt" svg:height="450.76802778852pt" svg:x="114.46060058181pt" svg:y="133.91016725098pt">
          <draw:text-box>
            <text:p text:style-name="P10"/>
            <text:p text:style-name="P10"><text:span text:style-name="T6">Buscar los ejercicios en taller.py e intentar resolverlos</text:span></text:p>
          </draw:text-box>
          <draw:glue-point draw:id="4" svg:x="0.50000000000pt" svg:y="0.50000000000pt" draw:align="center"/>
        </draw:frame>
        <presentation:notes>
          <draw:frame presentation:style-name="pr1" xml:id="shape-496" draw:id="shape-49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5" xml:id="shape-497" draw:id="shape-497" draw:layer="" svg:width="420.88891811840pt" svg:height="315.63834208300pt" svg:x="87.16550000000pt" svg:y="63.97810000000pt" presentation:class="page" draw:page-number="19"/>
          <draw:frame draw:style-name="gr6" xml:id="shape-498" draw:id="shape-49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default-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Title" style:display-name="Title" style:family="paragraph">
      <style:paragraph-properties fo:text-align="center"/>
      <style:text-properties fo:color="#000000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A1" style:display-name="A1" style:family="paragraph"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vg:linearGradient draw:name="gradient1" svg:spreadMethod="pad" svg:x1="-20.710700%" svg:x2="120.711000%" svg:y1="50.000000%" svg:y2="50.000000%">
      <svg:stop svg:offset="0" svg:stop-color="#aecf00"/>
      <svg:stop svg:offset="1" svg:stop-color="#579d1c"/>
    </svg:linearGradient>
    <style:presentation-page-layout style:name="pl1" style:display-name="AL4T19">
      <presentation:placeholder presentation:object="title" svg:x="13%" svg:y="4%" svg:width="82%" svg:height="15%"/>
    </style:presentation-page-layout>
    <style:presentation-page-layout style:name="pl2" style:display-name="AL2T1">
      <presentation:placeholder presentation:object="title" svg:x="13%" svg:y="4%" svg:width="82%" svg:height="15%"/>
      <presentation:placeholder presentation:object="outline" svg:x="13%" svg:y="23%" svg:width="82%" svg:height="66%"/>
    </style:presentation-page-layout>
    <style:presentation-page-layout style:name="pl3" style:display-name="AL1T0">
      <presentation:placeholder presentation:object="title" svg:x="13%" svg:y="4%" svg:width="82%" svg:height="15%"/>
      <presentation:placeholder presentation:object="subtitle" svg:x="13%" svg:y="23%" svg:width="82%" svg:height="66%"/>
    </style:presentation-page-layout>
    <style:presentation-page-layout style:name="pl4" style:display-name="AL7T7">
      <presentation:placeholder presentation:object="title" svg:x="13%" svg:y="4%" svg:width="82%" svg:height="15%"/>
      <presentation:placeholder presentation:object="chart" svg:x="13%" svg:y="23%" svg:width="40%" svg:height="66%"/>
      <presentation:placeholder presentation:object="outline" svg:x="55%" svg:y="23%" svg:width="40%" svg:height="66%"/>
    </style:presentation-page-layout>
    <style:presentation-page-layout style:name="pl5" style:display-name="AL8T4">
      <presentation:placeholder presentation:object="title" svg:x="13%" svg:y="4%" svg:width="82%" svg:height="15%"/>
      <presentation:placeholder presentation:object="outline" svg:x="13%" svg:y="23%" svg:width="40%" svg:height="66%"/>
      <presentation:placeholder presentation:object="chart" svg:x="55%" svg:y="23%" svg:width="40%" svg:height="66%"/>
    </style:presentation-page-layout>
    <style:presentation-page-layout style:name="pl6" style:display-name="AL5T9">
      <presentation:placeholder presentation:object="title" svg:x="13%" svg:y="4%" svg:width="82%" svg:height="15%"/>
      <presentation:placeholder presentation:object="graphic" svg:x="13%" svg:y="23%" svg:width="40%" svg:height="66%"/>
      <presentation:placeholder presentation:object="outline" svg:x="55%" svg:y="23%" svg:width="40%" svg:height="66%"/>
    </style:presentation-page-layout>
    <style:presentation-page-layout style:name="pl7" style:display-name="AL6T6">
      <presentation:placeholder presentation:object="title" svg:x="13%" svg:y="4%" svg:width="82%" svg:height="15%"/>
      <presentation:placeholder presentation:object="outline" svg:x="13%" svg:y="23%" svg:width="40%" svg:height="66%"/>
      <presentation:placeholder presentation:object="graphic" svg:x="55%" svg:y="23%" svg:width="40%" svg:height="66%"/>
    </style:presentation-page-layout>
    <style:presentation-page-layout style:name="pl8" style:display-name="AL3T3">
      <presentation:placeholder presentation:object="title" svg:x="13%" svg:y="4%" svg:width="82%" svg:height="15%"/>
      <presentation:placeholder presentation:object="outline" svg:x="13%" svg:y="23%" svg:width="40%" svg:height="66%"/>
      <presentation:placeholder presentation:object="outline" svg:x="55%" svg:y="23%" svg:width="40%" svg:height="66%"/>
    </style:presentation-page-layout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family="paragraph"/>
    <style:style style:name="P2" style:family="paragraph">
      <style:paragraph-properties fo:padding-top="0.000000000000000pt" fo:text-align="end"/>
      <style:text-properties fo:font-family="Sans Serif" fo:font-size="14.000000000000000pt" style:font-family-generic="roman" style:font-pitch="variable"/>
    </style:style>
    <style:style style:name="P3" style:family="paragraph">
      <style:paragraph-properties fo:padding-top="0.000000000000000pt" fo:text-align="center"/>
      <style:text-properties fo:font-family="Sans Serif" fo:font-size="14.000000000000000pt" style:font-family-generic="roman" style:font-pitch="variable"/>
    </style:style>
    <style:style style:name="P4" style:parent-style-name="Title" style:family="paragraph"/>
    <style:style style:name="P5" style:parent-style-name="Standard" style:family="paragraph"/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579d1c" draw:shadow="hidden" draw:shadow-color="#808080" draw:shadow-offset-x="8.50395pt" draw:shadow-offset-y="8.50395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3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" draw:id="shape-1" svg:y="20.75990000000pt">
        <draw:custom-shape draw:style-name="gr2" xml:id="shape-2" draw:id="shape-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" draw:id="shape-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4" draw:id="shape-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5" draw:id="shape-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" draw:id="shape-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7" draw:id="shape-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8" draw:id="shape-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" draw:id="shape-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0" draw:id="shape-1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1" draw:id="shape-1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2" draw:id="shape-1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3" draw:id="shape-1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4" draw:id="shape-1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5" draw:id="shape-15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6" draw:id="shape-16" svg:y="20.75990000000pt">
        <draw:custom-shape draw:style-name="gr2" xml:id="shape-17" draw:id="shape-1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" draw:id="shape-1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9" draw:id="shape-1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0" draw:id="shape-2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" draw:id="shape-2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2" draw:id="shape-2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3" draw:id="shape-2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" draw:id="shape-2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5" draw:id="shape-2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6" draw:id="shape-2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7" draw:id="shape-2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8" draw:id="shape-2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9" draw:id="shape-2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0" draw:id="shape-30" draw:layer="backgroundobjects" svg:width="694.48819432574pt" svg:height="14.78309947456pt" svg:x="113.38600000000pt" svg:y="119.05500000000pt" svg:viewBox="0 0 694 15" svg:d="M7.08632 0C3.54315 0 0 3.68841 0 7.37686L0 7.37686C0 11.0652 3.54315 14.7831 7.08632 14.7831C233.849 14.7831 460.61 14.7831 687.373 14.7831C690.917 14.7831 694.46 11.0652 694.46 7.37686L694.46 7.37686C694.46 3.68841 690.917 0 687.373 0C460.61 0 233.849 0 7.08632 0ZM0 0M694.488 14.7831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3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1" draw:id="shape-31" svg:y="20.75990000000pt">
        <draw:custom-shape draw:style-name="gr2" xml:id="shape-32" draw:id="shape-3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" draw:id="shape-3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4" draw:id="shape-3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5" draw:id="shape-3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" draw:id="shape-3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7" draw:id="shape-3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8" draw:id="shape-3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" draw:id="shape-3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40" draw:id="shape-4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41" draw:id="shape-4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2" draw:id="shape-4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3" draw:id="shape-4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4" draw:id="shape-4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45" draw:id="shape-45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4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46" draw:id="shape-46" svg:y="20.75990000000pt">
        <draw:custom-shape draw:style-name="gr2" xml:id="shape-47" draw:id="shape-4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48" draw:id="shape-4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49" draw:id="shape-4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50" draw:id="shape-5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51" draw:id="shape-5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52" draw:id="shape-5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53" draw:id="shape-5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54" draw:id="shape-5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55" draw:id="shape-5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56" draw:id="shape-5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57" draw:id="shape-5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58" draw:id="shape-5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59" draw:id="shape-5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60" draw:id="shape-60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5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61" draw:id="shape-61" svg:y="20.75990000000pt">
        <draw:custom-shape draw:style-name="gr2" xml:id="shape-62" draw:id="shape-6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3" draw:id="shape-6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4" draw:id="shape-6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5" draw:id="shape-6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6" draw:id="shape-6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7" draw:id="shape-6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8" draw:id="shape-6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69" draw:id="shape-6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70" draw:id="shape-7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71" draw:id="shape-7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72" draw:id="shape-7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73" draw:id="shape-7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74" draw:id="shape-7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75" draw:id="shape-75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6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76" draw:id="shape-76" svg:y="20.75990000000pt">
        <draw:custom-shape draw:style-name="gr2" xml:id="shape-77" draw:id="shape-7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78" draw:id="shape-7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79" draw:id="shape-7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80" draw:id="shape-8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81" draw:id="shape-8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82" draw:id="shape-8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83" draw:id="shape-8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84" draw:id="shape-8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85" draw:id="shape-8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86" draw:id="shape-8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87" draw:id="shape-8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88" draw:id="shape-8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89" draw:id="shape-8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90" draw:id="shape-90" draw:layer="backgroundobjects" svg:width="694.95353838581pt" svg:height="14.15100165928pt" svg:x="113.38600000000pt" svg:y="119.05500000000pt" svg:viewBox="0 0 695 14" svg:d="M7.09106 0C3.54552 0 0 3.53071 0 7.06146L0 7.06146C0 10.5921 3.54552 14.151 7.09106 14.151C234.006 14.151 460.918 14.151 687.834 14.151C691.38 14.151 694.926 10.5921 694.926 7.06146L694.926 7.06146C694.926 3.53071 691.38 0 687.834 0C460.918 0 234.006 0 7.09106 0ZM0 0M694.954 14.151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7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91" draw:id="shape-91" svg:y="20.75990000000pt">
        <draw:custom-shape draw:style-name="gr2" xml:id="shape-92" draw:id="shape-9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3" draw:id="shape-9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4" draw:id="shape-9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5" draw:id="shape-9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6" draw:id="shape-9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7" draw:id="shape-9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8" draw:id="shape-9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99" draw:id="shape-9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00" draw:id="shape-10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01" draw:id="shape-10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02" draw:id="shape-10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03" draw:id="shape-10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04" draw:id="shape-10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05" draw:id="shape-105" draw:layer="backgroundobjects" svg:width="694.97653760936pt" svg:height="14.56933585616pt" svg:x="113.38600000000pt" svg:y="119.05500000000pt" svg:viewBox="0 0 695 15" svg:d="M7.0913 0C3.54564 0 0 3.63508 0 7.27019L0 7.27019C0 10.9052 3.54564 14.5693 7.0913 14.5693C234.014 14.5693 460.934 14.5693 687.857 14.5693C691.403 14.5693 694.949 10.9052 694.949 7.27019L694.949 7.27019C694.949 3.63508 691.403 0 687.857 0C460.934 0 234.014 0 7.0913 0ZM0 0M694.977 14.5693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8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06" draw:id="shape-106" svg:y="20.75990000000pt">
        <draw:custom-shape draw:style-name="gr2" xml:id="shape-107" draw:id="shape-10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08" draw:id="shape-10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09" draw:id="shape-10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10" draw:id="shape-11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11" draw:id="shape-11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12" draw:id="shape-11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13" draw:id="shape-11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14" draw:id="shape-11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15" draw:id="shape-11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16" draw:id="shape-11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7" draw:id="shape-11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8" draw:id="shape-11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9" draw:id="shape-11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20" draw:id="shape-120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9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21" draw:id="shape-121" svg:y="20.75990000000pt">
        <draw:custom-shape draw:style-name="gr2" xml:id="shape-122" draw:id="shape-12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3" draw:id="shape-12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4" draw:id="shape-12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5" draw:id="shape-12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6" draw:id="shape-12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7" draw:id="shape-12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8" draw:id="shape-12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29" draw:id="shape-12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30" draw:id="shape-13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31" draw:id="shape-13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32" draw:id="shape-13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33" draw:id="shape-13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34" draw:id="shape-13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35" draw:id="shape-135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0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36" draw:id="shape-136" svg:y="20.75990000000pt">
        <draw:custom-shape draw:style-name="gr2" xml:id="shape-137" draw:id="shape-13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38" draw:id="shape-13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39" draw:id="shape-13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40" draw:id="shape-14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41" draw:id="shape-14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42" draw:id="shape-14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43" draw:id="shape-14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44" draw:id="shape-14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45" draw:id="shape-14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46" draw:id="shape-14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47" draw:id="shape-14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48" draw:id="shape-14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49" draw:id="shape-14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50" draw:id="shape-150" draw:layer="backgroundobjects" svg:width="694.95353838581pt" svg:height="14.15100165928pt" svg:x="113.38600000000pt" svg:y="119.05500000000pt" svg:viewBox="0 0 695 14" svg:d="M7.09106 0C3.54552 0 0 3.53071 0 7.06146L0 7.06146C0 10.5921 3.54552 14.151 7.09106 14.151C234.006 14.151 460.918 14.151 687.834 14.151C691.38 14.151 694.926 10.5921 694.926 7.06146L694.926 7.06146C694.926 3.53071 691.38 0 687.834 0C460.918 0 234.006 0 7.09106 0ZM0 0M694.954 14.151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1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51" draw:id="shape-151" svg:y="20.75990000000pt">
        <draw:custom-shape draw:style-name="gr2" xml:id="shape-152" draw:id="shape-15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3" draw:id="shape-15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4" draw:id="shape-15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5" draw:id="shape-15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6" draw:id="shape-15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7" draw:id="shape-15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8" draw:id="shape-15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59" draw:id="shape-15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60" draw:id="shape-16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61" draw:id="shape-16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62" draw:id="shape-16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63" draw:id="shape-16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64" draw:id="shape-16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65" draw:id="shape-165" draw:layer="backgroundobjects" svg:width="694.81555370009pt" svg:height="14.61381476040pt" svg:x="113.38600000000pt" svg:y="119.05500000000pt" svg:viewBox="0 0 695 15" svg:d="M7.08965 0C3.54481 0 0 3.64619 0 7.29242L0 7.29242C0 10.9385 3.54481 14.6138 7.08965 14.6138C233.959 14.6138 460.826 14.6138 687.697 14.6138C691.242 14.6138 694.788 10.9385 694.788 7.29242L694.788 7.29242C694.788 3.64619 691.242 0 687.697 0C460.826 0 233.959 0 7.08965 0ZM0 0M694.816 14.613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2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66" draw:id="shape-166" svg:y="20.75990000000pt">
        <draw:custom-shape draw:style-name="gr2" xml:id="shape-167" draw:id="shape-16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68" draw:id="shape-16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69" draw:id="shape-16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70" draw:id="shape-17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71" draw:id="shape-17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72" draw:id="shape-17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73" draw:id="shape-17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74" draw:id="shape-17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75" draw:id="shape-17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76" draw:id="shape-17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77" draw:id="shape-17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78" draw:id="shape-17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79" draw:id="shape-17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80" draw:id="shape-180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3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81" draw:id="shape-181" svg:y="20.75990000000pt">
        <draw:custom-shape draw:style-name="gr2" xml:id="shape-182" draw:id="shape-18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3" draw:id="shape-18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4" draw:id="shape-18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5" draw:id="shape-18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6" draw:id="shape-18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7" draw:id="shape-18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8" draw:id="shape-18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89" draw:id="shape-18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190" draw:id="shape-19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91" draw:id="shape-19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92" draw:id="shape-19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93" draw:id="shape-19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94" draw:id="shape-19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195" draw:id="shape-195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4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196" draw:id="shape-196" svg:y="20.75990000000pt">
        <draw:custom-shape draw:style-name="gr2" xml:id="shape-197" draw:id="shape-19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98" draw:id="shape-19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199" draw:id="shape-19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00" draw:id="shape-20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01" draw:id="shape-20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02" draw:id="shape-20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03" draw:id="shape-20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04" draw:id="shape-20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05" draw:id="shape-20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06" draw:id="shape-20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07" draw:id="shape-20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08" draw:id="shape-20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09" draw:id="shape-20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210" draw:id="shape-210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5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211" draw:id="shape-211" svg:y="20.75990000000pt">
        <draw:custom-shape draw:style-name="gr2" xml:id="shape-212" draw:id="shape-21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3" draw:id="shape-21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4" draw:id="shape-21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5" draw:id="shape-21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6" draw:id="shape-21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7" draw:id="shape-21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8" draw:id="shape-21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19" draw:id="shape-21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20" draw:id="shape-220" draw:layer="backgroundobjects" svg:width="650.83577316800pt" svg:height="89.29149327000pt" svg:x="103.18100000000pt" svg:y="23.81110000000pt" presentation:class="title" presentation:placeholder="true" draw:text-style-name="P4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21" draw:id="shape-221" draw:layer="backgroundobjects" svg:width="650.83577316800pt" svg:height="392.88257038800pt" svg:x="103.18100000000pt" svg:y="136.91400000000pt" presentation:class="outline" presentation:placeholder="true" draw:text-style-name="P5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22" draw:id="shape-22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23" draw:id="shape-22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24" draw:id="shape-22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225" draw:id="shape-225" draw:layer="backgroundobjects" svg:width="694.93607061917pt" svg:height="14.59032722163pt" svg:x="113.38600000000pt" svg:y="119.05500000000pt" svg:viewBox="0 0 695 15" svg:d="M7.09089 0C3.54544 0 0 3.64029 0 7.28061L0 7.28061C0 10.9209 3.54544 14.5903 7.09089 14.5903C234 14.5903 460.907 14.5903 687.816 14.5903C691.362 14.5903 694.908 10.9209 694.908 7.28061L694.908 7.28061C694.908 3.64029 691.362 0 687.816 0C460.907 0 234 0 7.09089 0ZM0 0M694.936 14.5903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6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226" draw:id="shape-226" svg:y="20.75990000000pt">
        <draw:custom-shape draw:style-name="gr2" xml:id="shape-227" draw:id="shape-22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28" draw:id="shape-22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29" draw:id="shape-22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30" draw:id="shape-23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31" draw:id="shape-23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32" draw:id="shape-23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33" draw:id="shape-23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34" draw:id="shape-23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35" draw:id="shape-23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36" draw:id="shape-23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37" draw:id="shape-23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38" draw:id="shape-23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39" draw:id="shape-23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240" draw:id="shape-240" draw:layer="backgroundobjects" svg:width="694.81555370009pt" svg:height="14.61381476040pt" svg:x="113.38600000000pt" svg:y="119.05500000000pt" svg:viewBox="0 0 695 15" svg:d="M7.08965 0C3.54481 0 0 3.64619 0 7.29242L0 7.29242C0 10.9385 3.54481 14.6138 7.08965 14.6138C233.959 14.6138 460.826 14.6138 687.697 14.6138C691.242 14.6138 694.788 10.9385 694.788 7.29242L694.788 7.29242C694.788 3.64619 691.242 0 687.697 0C460.826 0 233.959 0 7.08965 0ZM0 0M694.816 14.613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7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241" draw:id="shape-241" svg:y="20.75990000000pt">
        <draw:custom-shape draw:style-name="gr2" xml:id="shape-242" draw:id="shape-24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3" draw:id="shape-24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4" draw:id="shape-24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5" draw:id="shape-24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6" draw:id="shape-24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7" draw:id="shape-24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8" draw:id="shape-24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49" draw:id="shape-24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50" draw:id="shape-25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51" draw:id="shape-25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52" draw:id="shape-25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53" draw:id="shape-25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54" draw:id="shape-25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255" draw:id="shape-255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8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256" draw:id="shape-256" svg:y="20.75990000000pt">
        <draw:custom-shape draw:style-name="gr2" xml:id="shape-257" draw:id="shape-25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58" draw:id="shape-25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59" draw:id="shape-25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60" draw:id="shape-26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61" draw:id="shape-26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62" draw:id="shape-26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63" draw:id="shape-26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64" draw:id="shape-26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65" draw:id="shape-26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66" draw:id="shape-26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67" draw:id="shape-26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68" draw:id="shape-26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69" draw:id="shape-26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270" draw:id="shape-270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19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271" draw:id="shape-271" svg:y="20.75990000000pt">
        <draw:custom-shape draw:style-name="gr2" xml:id="shape-272" draw:id="shape-27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3" draw:id="shape-27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4" draw:id="shape-27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5" draw:id="shape-27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6" draw:id="shape-27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7" draw:id="shape-27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8" draw:id="shape-27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79" draw:id="shape-27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80" draw:id="shape-28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81" draw:id="shape-28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82" draw:id="shape-28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83" draw:id="shape-28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84" draw:id="shape-28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285" draw:id="shape-285" draw:layer="backgroundobjects" svg:width="694.87207650619pt" svg:height="14.19181675078pt" svg:x="113.38600000000pt" svg:y="119.05500000000pt" svg:viewBox="0 0 695 14" svg:d="M7.09024 0C3.54511 0 0 3.54087 0 7.08177L0 7.08177C0 10.6226 3.54511 14.1918 7.09024 14.1918C233.978 14.1918 460.865 14.1918 687.753 14.1918C691.298 14.1918 694.844 10.6226 694.844 7.08177L694.844 7.08177C694.844 3.54087 691.298 0 687.753 0C460.865 0 233.978 0 7.09024 0ZM0 0M694.872 14.191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0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286" draw:id="shape-286" svg:y="20.75990000000pt">
        <draw:custom-shape draw:style-name="gr2" xml:id="shape-287" draw:id="shape-28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88" draw:id="shape-28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89" draw:id="shape-28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90" draw:id="shape-29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91" draw:id="shape-29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92" draw:id="shape-29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93" draw:id="shape-29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294" draw:id="shape-29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295" draw:id="shape-29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96" draw:id="shape-29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97" draw:id="shape-29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98" draw:id="shape-29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299" draw:id="shape-29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00" draw:id="shape-300" draw:layer="backgroundobjects" svg:width="694.81555370009pt" svg:height="14.61381476040pt" svg:x="113.38600000000pt" svg:y="119.05500000000pt" svg:viewBox="0 0 695 15" svg:d="M7.08965 0C3.54481 0 0 3.64619 0 7.29242L0 7.29242C0 10.9385 3.54481 14.6138 7.08965 14.6138C233.959 14.6138 460.826 14.6138 687.697 14.6138C691.242 14.6138 694.788 10.9385 694.788 7.29242L694.788 7.29242C694.788 3.64619 691.242 0 687.697 0C460.826 0 233.959 0 7.08965 0ZM0 0M694.816 14.613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1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01" draw:id="shape-301" svg:y="20.75990000000pt">
        <draw:custom-shape draw:style-name="gr2" xml:id="shape-302" draw:id="shape-30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3" draw:id="shape-30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4" draw:id="shape-30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5" draw:id="shape-30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6" draw:id="shape-30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7" draw:id="shape-30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8" draw:id="shape-30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09" draw:id="shape-30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310" draw:id="shape-31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11" draw:id="shape-31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12" draw:id="shape-31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13" draw:id="shape-31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14" draw:id="shape-31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15" draw:id="shape-315" draw:layer="backgroundobjects" svg:width="694.81555370009pt" svg:height="14.61381476040pt" svg:x="113.38600000000pt" svg:y="119.05500000000pt" svg:viewBox="0 0 695 15" svg:d="M7.08965 0C3.54481 0 0 3.64619 0 7.29242L0 7.29242C0 10.9385 3.54481 14.6138 7.08965 14.6138C233.959 14.6138 460.826 14.6138 687.697 14.6138C691.242 14.6138 694.788 10.9385 694.788 7.29242L694.788 7.29242C694.788 3.64619 691.242 0 687.697 0C460.826 0 233.959 0 7.08965 0ZM0 0M694.816 14.613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2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16" draw:id="shape-316" svg:y="20.75990000000pt">
        <draw:custom-shape draw:style-name="gr2" xml:id="shape-317" draw:id="shape-31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18" draw:id="shape-31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19" draw:id="shape-31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20" draw:id="shape-32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21" draw:id="shape-32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22" draw:id="shape-32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23" draw:id="shape-32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24" draw:id="shape-32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325" draw:id="shape-32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26" draw:id="shape-32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27" draw:id="shape-32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28" draw:id="shape-32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29" draw:id="shape-32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30" draw:id="shape-330" draw:layer="backgroundobjects" svg:width="694.90754146097pt" svg:height="14.30363032003pt" svg:x="113.38600000000pt" svg:y="119.05500000000pt" svg:viewBox="0 0 695 14" svg:d="M7.09059 0C3.54528 0 0 3.56879 0 7.13762L0 7.13762C0 10.7063 3.54528 14.3036 7.09059 14.3036C233.99 14.3036 460.887 14.3036 687.788 14.3036C691.334 14.3036 694.88 10.7063 694.88 7.13762L694.88 7.13762C694.88 3.56879 691.334 0 687.788 0C460.887 0 233.99 0 7.09059 0ZM0 0M694.908 14.3036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3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31" draw:id="shape-331" svg:y="20.75990000000pt">
        <draw:custom-shape draw:style-name="gr2" xml:id="shape-332" draw:id="shape-33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3" draw:id="shape-33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4" draw:id="shape-33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5" draw:id="shape-33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6" draw:id="shape-33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7" draw:id="shape-33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8" draw:id="shape-33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39" draw:id="shape-33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340" draw:id="shape-34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41" draw:id="shape-34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42" draw:id="shape-34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43" draw:id="shape-34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44" draw:id="shape-34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45" draw:id="shape-345" draw:layer="backgroundobjects" svg:width="694.87207650619pt" svg:height="14.19181675078pt" svg:x="113.38600000000pt" svg:y="119.05500000000pt" svg:viewBox="0 0 695 14" svg:d="M7.09024 0C3.54511 0 0 3.54087 0 7.08177L0 7.08177C0 10.6226 3.54511 14.1918 7.09024 14.1918C233.978 14.1918 460.865 14.1918 687.753 14.1918C691.298 14.1918 694.844 10.6226 694.844 7.08177L694.844 7.08177C694.844 3.54087 691.298 0 687.753 0C460.865 0 233.978 0 7.09024 0ZM0 0M694.872 14.191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4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46" draw:id="shape-346" svg:y="20.75990000000pt">
        <draw:custom-shape draw:style-name="gr2" xml:id="shape-347" draw:id="shape-34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48" draw:id="shape-34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49" draw:id="shape-34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50" draw:id="shape-35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51" draw:id="shape-35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52" draw:id="shape-35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53" draw:id="shape-35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54" draw:id="shape-35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355" draw:id="shape-35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56" draw:id="shape-35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57" draw:id="shape-35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58" draw:id="shape-35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59" draw:id="shape-35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60" draw:id="shape-360" draw:layer="backgroundobjects" svg:width="694.95353838581pt" svg:height="14.15100165928pt" svg:x="113.38600000000pt" svg:y="119.05500000000pt" svg:viewBox="0 0 695 14" svg:d="M7.09106 0C3.54552 0 0 3.53071 0 7.06146L0 7.06146C0 10.5921 3.54552 14.151 7.09106 14.151C234.006 14.151 460.918 14.151 687.834 14.151C691.38 14.151 694.926 10.5921 694.926 7.06146L694.926 7.06146C694.926 3.53071 691.38 0 687.834 0C460.918 0 234.006 0 7.09106 0ZM0 0M694.954 14.151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5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61" draw:id="shape-361" svg:y="20.75990000000pt">
        <draw:custom-shape draw:style-name="gr2" xml:id="shape-362" draw:id="shape-36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3" draw:id="shape-36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4" draw:id="shape-36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5" draw:id="shape-36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6" draw:id="shape-36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7" draw:id="shape-36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8" draw:id="shape-36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69" draw:id="shape-36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370" draw:id="shape-37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71" draw:id="shape-37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72" draw:id="shape-37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73" draw:id="shape-37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74" draw:id="shape-37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75" draw:id="shape-375" draw:layer="backgroundobjects" svg:width="694.87207650619pt" svg:height="14.19181675078pt" svg:x="113.38600000000pt" svg:y="119.05500000000pt" svg:viewBox="0 0 695 14" svg:d="M7.09024 0C3.54511 0 0 3.54087 0 7.08177L0 7.08177C0 10.6226 3.54511 14.1918 7.09024 14.1918C233.978 14.1918 460.865 14.1918 687.753 14.1918C691.298 14.1918 694.844 10.6226 694.844 7.08177L694.844 7.08177C694.844 3.54087 691.298 0 687.753 0C460.865 0 233.978 0 7.09024 0ZM0 0M694.872 14.1918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6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76" draw:id="shape-376" svg:y="20.75990000000pt">
        <draw:custom-shape draw:style-name="gr2" xml:id="shape-377" draw:id="shape-377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78" draw:id="shape-378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79" draw:id="shape-379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80" draw:id="shape-380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81" draw:id="shape-381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82" draw:id="shape-382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83" draw:id="shape-383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84" draw:id="shape-384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385" draw:id="shape-385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86" draw:id="shape-386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87" draw:id="shape-387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88" draw:id="shape-388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389" draw:id="shape-389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390" draw:id="shape-390" draw:layer="backgroundobjects" svg:width="694.74410006620pt" svg:height="14.38624464027pt" svg:x="113.38600000000pt" svg:y="119.05500000000pt" svg:viewBox="0 0 695 14" svg:d="M7.08893 0C3.54446 0 0 3.58938 0 7.1788L0 7.1788C0 10.7681 3.54446 14.3862 7.08893 14.3862C233.935 14.3862 460.78 14.3862 687.626 14.3862C691.171 14.3862 694.716 10.7681 694.716 7.1788L694.716 7.1788C694.716 3.58938 691.171 0 687.626 0C460.78 0 233.935 0 7.08893 0ZM0 0M694.744 14.3862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  <style:master-page style:name="Default27" draw:style-name="dp1" style:display-name="Rounded%20squar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g draw:style-name="gr1" xml:id="shape-391" draw:id="shape-391" svg:y="20.75990000000pt">
        <draw:custom-shape draw:style-name="gr2" xml:id="shape-392" draw:id="shape-392" draw:layer="backgroundobjects" svg:x="14.17330000000pt" svg:y="21.25990000000pt" svg:width="56.69301160000pt" svg:height="56.69301160000pt">
          <draw:enhanced-geometry svg:viewBox="0 0 21600 21600" draw:modifiers="" draw:enhanced-path="M0 0 L21600 0 21600 21600 0 21600 0 0 Z N"/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3" draw:id="shape-393" draw:layer="backgroundobjects" svg:x="42.51980000000pt" svg:y="92.35290000000pt" svg:width="56.69301160000pt" svg:height="56.69301160000pt">
          <draw:enhanced-geometry svg:viewBox="0 0 21600 21600" draw:modifiers="1748.73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4" draw:id="shape-394" draw:layer="backgroundobjects" svg:x="14.17330000000pt" svg:y="163.41800000000pt" svg:width="56.69301160000pt" svg:height="56.69301160000pt">
          <draw:enhanced-geometry svg:viewBox="0 0 21600 21600" draw:modifiers="3443.48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5" draw:id="shape-395" draw:layer="backgroundobjects" svg:x="42.51980000000pt" svg:y="234.51100000000pt" svg:width="56.69301160000pt" svg:height="56.69301160000pt">
          <draw:enhanced-geometry svg:viewBox="0 0 21600 21600" draw:modifiers="5300.1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6" draw:id="shape-396" draw:layer="backgroundobjects" svg:x="14.17330000000pt" svg:y="305.57500000000pt" svg:width="56.69301160000pt" svg:height="56.69301160000pt">
          <draw:enhanced-geometry svg:viewBox="0 0 21600 21600" draw:modifiers="7728.94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7" draw:id="shape-397" draw:layer="backgroundobjects" svg:x="42.51980000000pt" svg:y="376.66800000000pt" svg:width="56.69301160000pt" svg:height="56.69301160000pt">
          <draw:enhanced-geometry svg:viewBox="0 0 21600 21600" draw:modifiers="9369.72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8" draw:id="shape-398" draw:layer="backgroundobjects" svg:x="14.17330000000pt" svg:y="447.73300000000pt" svg:width="56.69301160000pt" svg:height="56.69301160000pt">
          <draw:enhanced-geometry svg:viewBox="0 0 21600 21600" draw:modifiers="10697.5" draw:enhanced-path="M?f7 0 X0 ?f8 L0 ?f9 Y?f7 21600 L?f10 21600 X21600 ?f9 L21600 ?f8 Y?f10 0 Z N">
            <draw:equation draw:name="f0" draw:formula="45"/>
            <draw:equation draw:name="f1" draw:formula="$0 *sin(?f0 *(pi/180))"/>
            <draw:equation draw:name="f10" draw:formula="right-$0 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handle draw:handle-position="$0 top" draw:handle-range-x-minimum="0" draw:handle-range-x-maximum="1080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" xml:id="shape-399" draw:id="shape-399" draw:layer="backgroundobjects" svg:x="42.51980000000pt" svg:y="518.74100000000pt" svg:width="56.69301160000pt" svg:height="56.69301160000pt">
          <draw:enhanced-geometry svg:viewBox="0 0 21600 21600" draw:modifiers="" draw:enhanced-path="U10800 10800 10800 10800 0 360 Z N"/>
          <draw:glue-point draw:id="4" svg:x="0.50000000000pt" svg:y="0.50000000000pt" draw:align="center"/>
          <draw:glue-point draw:id="5" svg:x="0.50000000000pt" svg:y="0.50000000000pt" draw:align="center"/>
        </draw:custom-shape>
        <draw:glue-point draw:id="4" svg:x="0.50000000000pt" svg:y="0.50000000000pt" draw:align="center"/>
        <draw:glue-point draw:id="5" svg:x="0.50000000000pt" svg:y="0.50000000000pt" draw:align="center"/>
      </draw:g>
      <draw:frame draw:style-name="gr1" xml:id="shape-400" draw:id="shape-400" draw:layer="backgroundobjects" svg:width="650.83577316800pt" svg:height="89.29149327000pt" svg:x="103.18100000000pt" svg:y="23.8111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401" draw:id="shape-401" draw:layer="backgroundobjects" svg:width="650.83577316800pt" svg:height="392.88257038800pt" svg:x="103.18100000000pt" svg:y="136.914000000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02" draw:id="shape-402" draw:layer="backgroundobjects" svg:width="184.90425733340pt" svg:height="16.41262685820pt" svg:x="569.05600000000pt" svg:y="568.70200000000pt" presentation:class="date-time">
        <draw:text-box>
          <text:p text:style-name="P2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03" draw:id="shape-403" draw:layer="backgroundobjects" svg:width="251.57523897500pt" svg:height="41.04574039840pt" svg:x="271.44600000000pt" svg:y="542.29700000000pt" presentation:class="footer">
        <draw:text-box>
          <text:p text:style-name="P3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04" draw:id="shape-404" draw:layer="backgroundobjects" svg:width="184.90425733340pt" svg:height="24.63311354020pt" svg:x="569.05600000000pt" svg:y="542.29700000000pt" presentation:class="page-number">
        <draw:text-box>
          <text:p text:style-name="P2"><text:span text:style-name="T1"><text:page-number text:select-page="current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path draw:style-name="gr2" xml:id="shape-405" draw:id="shape-405" draw:layer="backgroundobjects" svg:width="694.95353838581pt" svg:height="14.15100165928pt" svg:x="113.38600000000pt" svg:y="119.05500000000pt" svg:viewBox="0 0 695 14" svg:d="M7.09106 0C3.54552 0 0 3.53071 0 7.06146L0 7.06146C0 10.5921 3.54552 14.151 7.09106 14.151C234.006 14.151 460.918 14.151 687.834 14.151C691.38 14.151 694.926 10.5921 694.926 7.06146L694.926 7.06146C694.926 3.53071 691.38 0 687.834 0C460.918 0 234.006 0 7.09106 0ZM0 0M694.954 14.151" calligra:nodeTypes="ccccccccccc">
        <draw:glue-point draw:id="4" svg:x="0.50000000000pt" svg:y="0.50000000000pt" draw:align="center"/>
        <draw:glue-point draw:id="5" svg:x="0.50000000000pt" svg:y="0.50000000000pt" draw:align="center"/>
      </draw:path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5</meta:generator>
    <dc:title>Taller de MongoDB y Python</dc:title>
    <meta:initial-creator>Unknown</meta:initial-creator>
    <meta:editing-cycles>54</meta:editing-cycles>
    <dc:date>2014-10-16T11:48:25</dc:date>
    <meta:creation-date>2010-09-14T19:59:13</meta:creation-date>
    <dc:creator>Ignacio Serantes</dc:creator>
    <meta:user-defined meta:name="email">ig@aynoa.net</meta:user-defined>
  </office:meta>
</office:document-meta>
</file>